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3644" officeooo:paragraph-rsid="00023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well</text:p>
      <text:p text:style-name="Standard"/>
      <text:p text:style-name="Standard">CREATE TABLE cliente(</text:p>
      <text:p text:style-name="Standard"><text:s text:c="4"/>id <text:tab/><text:tab/><text:tab/> <text:s/>int <text:tab/><text:tab/><text:tab/><text:tab/>PRIMARY KEY AUTO_INCREMENT,</text:p>
      <text:p text:style-name="Standard"><text:s text:c="4"/>nome <text:s/><text:tab/><text:tab/> <text:s/>varchar(100) <text:tab/><text:tab/>not null,</text:p>
      <text:p text:style-name="Standard"><text:s text:c="4"/>email <text:tab/> <text:s text:c="5"/>varchar(100) <text:s text:c="5"/>not null,</text:p>
      <text:p text:style-name="Standard"><text:s text:c="4"/>estadocivil <text:s text:c="2"/>varchar(20)<text:tab/><text:tab/>not null,</text:p>
      <text:p text:style-name="Standard"><text:s text:c="4"/>sexo <text:tab/><text:tab/> <text:s/>enum('M','F')<text:tab/><text:tab/>not null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11:27.077000000</meta:creation-date>
    <dc:date>2019-08-15T21:44:49.394000000</dc:date>
    <meta:editing-duration>PT13M1S</meta:editing-duration>
    <meta:editing-cycles>1</meta:editing-cycles>
    <meta:document-statistic meta:table-count="0" meta:image-count="0" meta:object-count="0" meta:page-count="1" meta:paragraph-count="8" meta:word-count="28" meta:character-count="248" meta:non-whitespace-character-count="172"/>
    <meta:generator>LibreOffice/5.4.3.2$Windows_X86_64 LibreOffice_project/92a7159f7e4af62137622921e809f8546db437e5</meta:generator>
  </office:meta>
</office:document-meta>
</file>